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bc767" officeooo:paragraph-rsid="001bc76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bc767" officeooo:paragraph-rsid="001bc76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style:text-underline-style="wave" style:text-underline-width="auto" style:text-underline-color="font-color" fo:font-weight="bold" officeooo:rsid="001d9ac1" officeooo:paragraph-rsid="001d9ac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bc767" officeooo:paragraph-rsid="001bc767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bc767" officeooo:paragraph-rsid="001bc767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d0854" officeooo:paragraph-rsid="001d0854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d0854" officeooo:paragraph-rsid="001d0854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d9ac1" officeooo:paragraph-rsid="001d9ac1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d9ac1" officeooo:paragraph-rsid="001d9ac1" style:font-size-asian="8.75pt" style:font-weight-asian="bold" style:font-size-complex="10pt" style:font-weight-complex="bold"/>
    </style:style>
    <style:style style:name="P11" style:family="paragraph" style:parent-style-name="Hanging_20_indent">
      <style:paragraph-properties fo:text-align="center" style:justify-single-word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1bc767"/>
    </style:style>
    <style:style style:name="T2" style:family="text">
      <style:text-properties officeooo:rsid="001d0854"/>
    </style:style>
    <style:style style:name="T3" style:family="text">
      <style:text-properties officeooo:rsid="001d9a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ONT END – PART 1</text:p>
      <text:p text:style-name="P3">FORMS</text:p>
      <text:p text:style-name="P3"/>
      <text:p text:style-name="P5">(Forms Use)</text:p>
      <text:p text:style-name="P6">1. What is the use of Forms in HTML?</text:p>
      <text:p text:style-name="Hanging_20_indent"><text:span text:style-name="T1">a) </text:span>to display contents<text:tab/><text:tab/><text:tab/><text:tab/><text:span text:style-name="T1">b) </text:span>to collect user’s input</text:p>
      <text:p text:style-name="Hanging_20_indent"><text:span text:style-name="T1">c) </text:span>to search the site by user’s input<text:tab/><text:tab/><text:span text:style-name="T1">d) </text:span>none of the above</text:p>
      <text:p text:style-name="P5"/>
      <text:p text:style-name="P5">(Input Tag)</text:p>
      <text:p text:style-name="P6">2. Input tag is generally used within:</text:p>
      <text:p text:style-name="Hanging_20_indent"><text:span text:style-name="T1">a) </text:span>&lt;title&gt; element<text:tab/><text:tab/><text:tab/><text:tab/><text:span text:style-name="T1">b) </text:span>&lt;form&gt; element</text:p>
      <text:p text:style-name="Hanging_20_indent"><text:span text:style-name="T1">c) </text:span>&lt;meta&gt; element<text:tab/><text:tab/><text:tab/><text:tab/><text:span text:style-name="T1">d) </text:span>&lt;head&gt; element</text:p>
      <text:p text:style-name="P5"/>
      <text:p text:style-name="P7">(Label tag)</text:p>
      <text:p text:style-name="P8">3. Select the correct statements about the label tag.</text:p>
      <text:p text:style-name="Hanging_20_indent"><text:span text:style-name="T2">a) </text:span>&lt;label&gt; tag in HTML is used to specify a label that you want to show for an &lt;input&gt; element of a form.</text:p>
      <text:p text:style-name="Hanging_20_indent"><text:span text:style-name="T2">b) </text:span>&lt;label&gt; tag is an inline element.</text:p>
      <text:p text:style-name="Hanging_20_indent"><text:span text:style-name="T2">c) </text:span>‘for’ attribute used in &lt;label&gt; tag refers to the id of the element this label is associated with.</text:p>
      <text:p text:style-name="Hanging_20_indent"><text:span text:style-name="T2">d) </text:span>All of the above.</text:p>
      <text:p text:style-name="P7"/>
      <text:p text:style-name="P7">(Take Input From User)</text:p>
      <text:p text:style-name="P8">4. Which element is used to take input from the user that can be send to the server?</text:p>
      <text:p text:style-name="Hanging_20_indent"><text:span text:style-name="T2">a) </text:span>&lt;form&gt;<text:tab/><text:tab/><text:tab/><text:tab/><text:tab/><text:tab/><text:span text:style-name="T2">b) </text:span>&lt;label&gt;</text:p>
      <text:p text:style-name="Hanging_20_indent"><text:span text:style-name="T2">c) </text:span>&lt;input&gt;<text:tab/><text:tab/><text:tab/><text:tab/><text:tab/><text:span text:style-name="T2">d) </text:span>&lt;select&gt;</text:p>
      <text:p text:style-name="P7"/>
      <text:p text:style-name="P11">(Default of Type Attribute)</text:p>
      <text:p text:style-name="P8">5. What is the default ‘type’ attribute of &lt;input&gt; element?</text:p>
      <text:p text:style-name="Hanging_20_indent"><text:span text:style-name="T2">a) </text:span>text<text:tab/><text:tab/><text:tab/><text:tab/><text:tab/><text:tab/><text:span text:style-name="T2">b) </text:span>password</text:p>
      <text:p text:style-name="Hanging_20_indent"><text:span text:style-name="T2">c) </text:span>numerals<text:tab/><text:tab/><text:tab/><text:tab/><text:tab/><text:span text:style-name="T2">d) </text:span>date</text:p>
      <text:p text:style-name="P7"/>
      <text:p text:style-name="P7">(Not Input Type Value)</text:p>
      <text:p text:style-name="P8">6. Which of them is not the value of the input’s type attribute?</text:p>
      <text:p text:style-name="Hanging_20_indent"><text:span text:style-name="T2">a) </text:span>email<text:tab/><text:tab/><text:tab/><text:tab/><text:tab/><text:span text:style-name="T2">b) </text:span>password<text:tab/><text:tab/><text:tab/><text:span text:style-name="T2">c) </text:span>hidden</text:p>
      <text:p text:style-name="Hanging_20_indent"><text:span text:style-name="T2">d) </text:span>range<text:tab/><text:tab/><text:tab/><text:tab/><text:tab/><text:span text:style-name="T2">e) </text:span>week<text:tab/><text:tab/><text:tab/><text:span text:style-name="T2">f) </text:span>None of these</text:p>
      <text:p text:style-name="P7"/>
      <text:p text:style-name="P7">(Compulsory to Fill)</text:p>
      <text:p text:style-name="P8">7. Adding which of the following to input box make it compulsory to be filled out when submitting the form?</text:p>
      <text:p text:style-name="Hanging_20_indent"><text:span text:style-name="T2">a) </text:span>type=”required”<text:tab/><text:tab/><text:tab/><text:tab/><text:span text:style-name="T2">b) </text:span>required</text:p>
      <text:p text:style-name="Hanging_20_indent"><text:soft-page-break/><text:span text:style-name="T2">c) </text:span>important<text:tab/><text:tab/><text:tab/><text:tab/><text:tab/><text:span text:style-name="T2">d) </text:span>compulsory</text:p>
      <text:p text:style-name="P7"/>
      <text:p text:style-name="P7">(Create Check Box)</text:p>
      <text:p text:style-name="P8">8. Which tag creates a check box for a form in HTML?</text:p>
      <text:p text:style-name="Hanging_20_indent"><text:span text:style-name="T2">a) </text:span>&lt;checkbox&gt;&lt;/checkbox&gt;<text:tab/><text:tab/><text:tab/><text:span text:style-name="T2">b) </text:span>&lt;input type="checkbox"&gt;</text:p>
      <text:p text:style-name="Hanging_20_indent"><text:span text:style-name="T2">c) </text:span>&lt;input=checkbox&gt;<text:tab/><text:tab/><text:tab/><text:tab/><text:span text:style-name="T2">d) </text:span>&lt;input checkbox&gt;</text:p>
      <text:p text:style-name="P7"/>
      <text:p text:style-name="P7">(Label For Attribute)</text:p>
      <text:p text:style-name="P8">9. How does the “for” attribute of label links to input box?</text:p>
      <text:p text:style-name="Hanging_20_indent"><text:span text:style-name="T2">a) </text:span>set the “name” attribute of input to same value as “for” attribute</text:p>
      <text:p text:style-name="Hanging_20_indent"><text:span text:style-name="T2">b) </text:span>set the “value” attribute of input to same value as “for” attribute</text:p>
      <text:p text:style-name="Hanging_20_indent"><text:span text:style-name="T2">c) </text:span>set the “id” attribute of input to same value as “for” attribute</text:p>
      <text:p text:style-name="Hanging_20_indent"><text:span text:style-name="T2">d) </text:span>all the above options are necessary</text:p>
      <text:p text:style-name="P7"/>
      <text:p text:style-name="P7">(Same Value For Name)</text:p>
      <text:p text:style-name="P8">10. Choose the correct statement regarding elements having same value of “name” attribute.</text:p>
      <text:p text:style-name="Hanging_20_indent"><text:span text:style-name="T2">a) </text:span>Elements with &lt;input type="checkbox"&gt; can have multiple value because multiple checkboxes can be selected and part of same set</text:p>
      <text:p text:style-name="Hanging_20_indent"><text:span text:style-name="T2">b) </text:span>Elements with &lt;input type="radio"&gt; can have same value because multiple radio buttons can be selected and part of same set</text:p>
      <text:p text:style-name="Hanging_20_indent"><text:span text:style-name="T2">c) </text:span>Elements with &lt;input type="checkbox"&gt; can have same value because only one checkbox can be selected and part of same set</text:p>
      <text:p text:style-name="Hanging_20_indent"><text:span text:style-name="T2">d) </text:span>Elements with &lt;input type="radio"&gt; can have same value because only one radio button can be selected and part of same set</text:p>
      <text:p text:style-name="P7"/>
      <text:p text:style-name="P7">(Radio Buttons vs Checkboxes)</text:p>
      <text:p text:style-name="P8">11. Which of the following HTML elements will allow the user to choose none, one, several or all items?</text:p>
      <text:p text:style-name="Hanging_20_indent"><text:span text:style-name="T2">a) </text:span>Radio buttons<text:tab/><text:tab/><text:tab/><text:tab/><text:tab/><text:span text:style-name="T2">b) </text:span>Checkboxes</text:p>
      <text:p text:style-name="Hanging_20_indent"><text:span text:style-name="T2">c) </text:span>Specially designed radio button<text:tab/><text:tab/><text:span text:style-name="T2">d) </text:span>Dropdown list</text:p>
      <text:p text:style-name="P7"/>
      <text:p text:style-name="P7">(For Attribute)</text:p>
      <text:p text:style-name="P8">12. How does the “for” attribute of the label link to the input box?</text:p>
      <text:p text:style-name="Hanging_20_indent"><text:span text:style-name="T2">a) </text:span>Set the “name” attribute of input to the same value as “for” attribute.</text:p>
      <text:p text:style-name="Hanging_20_indent"><text:span text:style-name="T2">b) </text:span>Set the “value” attribute of input to the same value as the “for” attribute.</text:p>
      <text:p text:style-name="Hanging_20_indent"><text:span text:style-name="T2">c) </text:span>Set the “id” attribute of input to the same value as “for” attribute.</text:p>
      <text:p text:style-name="Hanging_20_indent"><text:span text:style-name="T2">d) </text:span>All the above options are necessary.</text:p>
      <text:p text:style-name="P7"/>
      <text:p text:style-name="P7">(Multi Line Input)</text:p>
      <text:p text:style-name="P8"><text:soft-page-break/>13. Which element is used to create multi-line text input?</text:p>
      <text:p text:style-name="Hanging_20_indent"><text:span text:style-name="T2">a) </text:span>text<text:tab/><text:tab/><text:tab/><text:tab/><text:tab/><text:tab/><text:span text:style-name="T2">b) </text:span>textarea</text:p>
      <text:p text:style-name="Hanging_20_indent"><text:span text:style-name="T2">c) </text:span>submit<text:tab/><text:tab/><text:tab/><text:tab/><text:tab/><text:tab/><text:span text:style-name="T2">d) </text:span>radio</text:p>
      <text:p text:style-name="P7"/>
      <text:p text:style-name="P7">(Drop Down)</text:p>
      <text:p text:style-name="P8">14. To create a drop down which tag will you use?</text:p>
      <text:p text:style-name="Hanging_20_indent"><text:span text:style-name="T2">a) </text:span>&lt;select&gt;<text:tab/><text:tab/><text:tab/><text:tab/><text:tab/><text:span text:style-name="T2">b) </text:span>&lt;list&gt;</text:p>
      <text:p text:style-name="Hanging_20_indent"><text:span text:style-name="T2">c) </text:span>&lt;input type="dropdown"&gt;<text:tab/><text:tab/><text:tab/><text:span text:style-name="T2">d) </text:span>Any of them will work</text:p>
      <text:p text:style-name="P7"/>
      <text:p text:style-name="P7">(Used With Select)</text:p>
      <text:p text:style-name="P8">15. Which attribute can be used with &lt;select&gt; element?</text:p>
      <text:p text:style-name="Hanging_20_indent"><text:span text:style-name="T2">a) </text:span>selected<text:tab/><text:tab/><text:tab/><text:tab/><text:tab/><text:span text:style-name="T2">b) </text:span>value</text:p>
      <text:p text:style-name="Hanging_20_indent"><text:span text:style-name="T2">c) </text:span>multiple<text:tab/><text:tab/><text:tab/><text:tab/><text:tab/><text:span text:style-name="T2">d) </text:span>none of the above</text:p>
      <text:p text:style-name="P7"/>
      <text:p text:style-name="P7">(Action Specifies)</text:p>
      <text:p text:style-name="P8">16. What does the action attribute defines?</text:p>
      <text:p text:style-name="Hanging_20_indent"><text:span text:style-name="T2">a) </text:span>The action attribute specifies where to send the form-data when a form is not submitted.</text:p>
      <text:p text:style-name="Hanging_20_indent"><text:span text:style-name="T2">b) </text:span>The action attribute specifies where to send the form-data when a form is submitted.</text:p>
      <text:p text:style-name="Hanging_20_indent"><text:span text:style-name="T2">c) </text:span>Specify the method to call when the form is submitted</text:p>
      <text:p text:style-name="Hanging_20_indent"><text:span text:style-name="T2">d) </text:span>None of the above</text:p>
      <text:p text:style-name="P7"/>
      <text:p text:style-name="P7">(Method Specifies)</text:p>
      <text:p text:style-name="P8">17. The method attribute specifies -</text:p>
      <text:p text:style-name="Hanging_20_indent"><text:span text:style-name="T2">a) </text:span>the method name that process the form data</text:p>
      <text:p text:style-name="Hanging_20_indent"><text:span text:style-name="T2">b) </text:span>the URI of program that processes the form data</text:p>
      <text:p text:style-name="Hanging_20_indent"><text:span text:style-name="T2">c) </text:span>the method that the browser uses to submit the form</text:p>
      <text:p text:style-name="Hanging_20_indent"><text:span text:style-name="T2">d) </text:span>none of the above</text:p>
      <text:p text:style-name="P7"/>
      <text:p text:style-name="P7">(Not Method Value)</text:p>
      <text:p text:style-name="P8">18. Which of the following is not the keyword of form method attribute?</text:p>
      <text:p text:style-name="Hanging_20_indent"><text:span text:style-name="T2">a) </text:span>GET<text:tab/><text:tab/><text:tab/><text:tab/><text:tab/><text:tab/><text:span text:style-name="T2">b) </text:span>POST</text:p>
      <text:p text:style-name="Hanging_20_indent"><text:span text:style-name="T2">c) </text:span>OUT<text:tab/><text:tab/><text:tab/><text:tab/><text:tab/><text:tab/><text:span text:style-name="T2">d) </text:span>None of these</text:p>
      <text:p text:style-name="P7"/>
      <text:p text:style-name="P9">(Suitable Request Methods)</text:p>
      <text:p text:style-name="P10">19. Which method would be more appropriate in the form where a user enters a password such as a login form?</text:p>
      <text:p text:style-name="Hanging_20_indent"><text:span text:style-name="T3">a) </text:span>GET<text:tab/><text:tab/><text:tab/><text:tab/><text:tab/><text:tab/><text:span text:style-name="T3">b) </text:span>POST</text:p>
      <text:p text:style-name="Hanging_20_indent"><text:span text:style-name="T3">c) </text:span>PUT<text:tab/><text:tab/><text:tab/><text:tab/><text:tab/><text:tab/><text:span text:style-name="T3">d) </text:span>None of the above</text:p>
      <text:p text:style-name="P9"/>
      <text:p text:style-name="P9">(Audio Tag)</text:p>
      <text:p text:style-name="P10"><text:soft-page-break/>20. Which of the following tag is used for audio in HTML5 ?</text:p>
      <text:p text:style-name="Hanging_20_indent"><text:span text:style-name="T3">a) </text:span>&lt;video&gt;<text:tab/><text:tab/><text:tab/><text:tab/><text:tab/><text:span text:style-name="T3">b) </text:span>&lt;canvas&gt;</text:p>
      <text:p text:style-name="Hanging_20_indent"><text:span text:style-name="T3">c) </text:span>&lt;media&gt;<text:tab/><text:tab/><text:tab/><text:tab/><text:tab/><text:span text:style-name="T3">d) </text:span>&lt;audio&gt;</text:p>
      <text:p text:style-name="P9"/>
      <text:p text:style-name="P9">(Multiple Media Resources)</text:p>
      <text:p text:style-name="P10">21. Which tag is used to defines multiple media resources for media elements audio and video?</text:p>
      <text:p text:style-name="Hanging_20_indent"><text:span text:style-name="T3">a) </text:span>&lt;canvas&gt;<text:tab/><text:tab/><text:tab/><text:tab/><text:tab/><text:span text:style-name="T3">b) </text:span>&lt;source&gt;</text:p>
      <text:p text:style-name="Hanging_20_indent"><text:span text:style-name="T3">c) </text:span>&lt;media&gt;<text:tab/><text:tab/><text:tab/><text:tab/><text:tab/><text:span text:style-name="T3">d) </text:span>none of the above</text:p>
      <text:p text:style-name="P9"/>
      <text:p text:style-name="P9">(Audio Controls)</text:p>
      <text:p text:style-name="P10">22. Which of the following attribute adds audio controls, like play, pause, and volume?</text:p>
      <text:p text:style-name="Hanging_20_indent"><text:span text:style-name="T3">a) </text:span>audio<text:tab/><text:tab/><text:tab/><text:tab/><text:tab/><text:tab/><text:span text:style-name="T3">b) </text:span>source</text:p>
      <text:p text:style-name="Hanging_20_indent"><text:span text:style-name="T3">c) </text:span>src<text:tab/><text:tab/><text:tab/><text:tab/><text:tab/><text:tab/><text:span text:style-name="T3">d) </text:span>controls</text:p>
      <text:p text:style-name="P9"/>
      <text:p text:style-name="P9">(Figcaption Used With)</text:p>
      <text:p text:style-name="P10">23. With which element can the figcaption be used?</text:p>
      <text:p text:style-name="Hanging_20_indent"><text:span text:style-name="T3">a) </text:span>figure<text:tab/><text:tab/><text:tab/><text:tab/><text:tab/><text:tab/><text:span text:style-name="T3">b) </text:span>caption</text:p>
      <text:p text:style-name="Hanging_20_indent"><text:span text:style-name="T3">c) </text:span>img<text:tab/><text:tab/><text:tab/><text:tab/><text:tab/><text:tab/><text:span text:style-name="T3">d) </text:span>any tag</text:p>
      <text:p text:style-name="P9"/>
      <text:p text:style-name="P9">(Metadata)</text:p>
      <text:p text:style-name="P10">24. Metadata store information about the web page that is not necessarily visible to end users.</text:p>
      <text:p text:style-name="Hanging_20_indent"><text:span text:style-name="T3">a) </text:span>True<text:tab/><text:tab/><text:tab/><text:tab/><text:tab/><text:tab/><text:span text:style-name="T3">b) </text:span>False</text:p>
      <text:p text:style-name="P9"/>
      <text:p text:style-name="P9">(Metadata Container)</text:p>
      <text:p text:style-name="P10">25. In which part of the HTML metadata is contained?</text:p>
      <text:p text:style-name="Hanging_20_indent"><text:span text:style-name="T3">a) </text:span>body tag<text:tab/><text:tab/><text:tab/><text:tab/><text:tab/><text:span text:style-name="T3">b) </text:span>html tag</text:p>
      <text:p text:style-name="Hanging_20_indent"><text:span text:style-name="T3">c) </text:span>head tag<text:tab/><text:tab/><text:tab/><text:tab/><text:tab/><text:span text:style-name="T3">d) </text:span>title tag</text:p>
      <text:p text:style-name="P9"/>
      <text:p text:style-name="P9">(Associated Value)</text:p>
      <text:p text:style-name="P10">26. Which attribute gives the value associated with the http-equiv or name attribute?</text:p>
      <text:p text:style-name="Hanging_20_indent"><text:span text:style-name="T3">a) </text:span>content<text:tab/><text:tab/><text:tab/><text:tab/><text:tab/><text:tab/><text:span text:style-name="T3">b) </text:span>name</text:p>
      <text:p text:style-name="Hanging_20_indent"><text:span text:style-name="T3">c) </text:span>charset<text:tab/><text:tab/><text:tab/><text:tab/><text:tab/><text:tab/><text:span text:style-name="T3">d) </text:span>http-equiv</text:p>
      <text:p text:style-name="P9"/>
      <text:p text:style-name="P9">(Name in Metadata)</text:p>
      <text:p text:style-name="P10">27. What does the name attribute in meta tags specify?</text:p>
      <text:p text:style-name="Hanging_20_indent"><text:span text:style-name="T3">a) </text:span>HTTP header value<text:tab/><text:tab/><text:tab/><text:tab/><text:span text:style-name="T3">b) </text:span>name of the metadata</text:p>
      <text:p text:style-name="Hanging_20_indent"><text:span text:style-name="T3">c) </text:span>name of character encoding<text:tab/><text:tab/><text:tab/><text:span text:style-name="T3">d) </text:span>all of the above</text:p>
      <text:p text:style-name="P9"/>
      <text:p text:style-name="P4"><text:soft-page-break/>ASSIGNMENT</text:p>
      <text:p text:style-name="P9"/>
      <text:p text:style-name="P9">(Auto Play Media)</text:p>
      <text:p text:style-name="P10">28. In HTML Audio/Video,which attribute sets or returns whether it should start playing as soon as it is loaded?</text:p>
      <text:p text:style-name="Hanging_20_indent"><text:span text:style-name="T3">a) </text:span>controls<text:tab/><text:tab/><text:tab/><text:tab/><text:tab/><text:span text:style-name="T3">b) </text:span>audio</text:p>
      <text:p text:style-name="Hanging_20_indent"><text:span text:style-name="T3">c) </text:span>autoplay<text:tab/><text:tab/><text:tab/><text:tab/><text:tab/><text:span text:style-name="T3">d) </text:span>loop</text:p>
      <text:p text:style-name="P9"/>
      <text:p text:style-name="P9">(Group in Drop Down List)</text:p>
      <text:p text:style-name="P10">29. Which of the following element defines a group of related options in a drop-down list?</text:p>
      <text:p text:style-name="Hanging_20_indent"><text:span text:style-name="T3">a) </text:span>&lt;form&gt;<text:tab/><text:tab/><text:tab/><text:tab/><text:tab/><text:tab/><text:span text:style-name="T3">b) </text:span>&lt;optgroup&gt;</text:p>
      <text:p text:style-name="Hanging_20_indent"><text:span text:style-name="T3">c) </text:span>&lt;output&gt;<text:tab/><text:tab/><text:tab/><text:tab/><text:tab/><text:span text:style-name="T3">d) </text:span>&lt;option&gt;</text:p>
      <text:p text:style-name="P9"/>
      <text:p text:style-name="P9">(Default Select Check Box)</text:p>
      <text:p text:style-name="P10">30. Which attribute will make a checkbox selected/ ticked by default?</text:p>
      <text:p text:style-name="Hanging_20_indent"><text:span text:style-name="T3">a) </text:span>ticked<text:tab/><text:tab/><text:tab/><text:tab/><text:tab/><text:tab/><text:span text:style-name="T3">b) </text:span>select</text:p>
      <text:p text:style-name="Hanging_20_indent"><text:span text:style-name="T3">c) </text:span>selected<text:tab/><text:tab/><text:tab/><text:tab/><text:tab/><text:span text:style-name="T3">d) </text:span>checked</text:p>
      <text:p text:style-name="P9"/>
      <text:p text:style-name="P9">(Rel Attribute)</text:p>
      <text:p text:style-name="P10">31. What is the value of rel attribute to describe a favicon?</text:p>
      <text:p text:style-name="Hanging_20_indent"><text:span text:style-name="T3">a) </text:span>favicon<text:tab/><text:tab/><text:tab/><text:tab/><text:tab/><text:tab/><text:span text:style-name="T3">b) </text:span>image</text:p>
      <text:p text:style-name="Hanging_20_indent"><text:span text:style-name="T3">c) </text:span>icon<text:tab/><text:tab/><text:tab/><text:tab/><text:tab/><text:tab/><text:span text:style-name="T3">d) </text:span>fav</text:p>
      <text:p text:style-name="P9"/>
      <text:p text:style-name="P9">(Charset)</text:p>
      <text:p text:style-name="P10">32. What is the role of charset attribute? It specifies -</text:p>
      <text:p text:style-name="Hanging_20_indent"><text:span text:style-name="T3">a) </text:span>a scheme to be used to interpret the value of the content attribute</text:p>
      <text:p text:style-name="Hanging_20_indent"><text:span text:style-name="T3">b) </text:span>a name for the metadata</text:p>
      <text:p text:style-name="Hanging_20_indent"><text:span text:style-name="T3">c) </text:span>the character encoding for the HTML document</text:p>
      <text:p text:style-name="Hanging_20_indent"><text:span text:style-name="T3">d) </text:span>none of the mentioned</text:p>
      <text:p text:style-name="P9"/>
      <text:p text:style-name="P9">(Create Submit Button)</text:p>
      <text:p text:style-name="P10">33. In which of the following ways can a submit button be created?</text:p>
      <text:p text:style-name="Hanging_20_indent"><text:span text:style-name="T3">a) </text:span>&lt;input type=”submit” value=”Submit” /&gt; <text:tab/><text:span text:style-name="T3">b) </text:span>&lt;button&gt;Submit&lt;/button&gt; </text:p>
      <text:p text:style-name="Hanging_20_indent"><text:span text:style-name="T3">c) </text:span>&lt;button type=”submit”&gt;Submit&lt;/button&gt; <text:tab/><text:span text:style-name="T3">d) </text:span>&lt;button submit&gt;Submit&lt;/&gt;</text:p>
      <text:p text:style-name="Hanging_20_indent"><text:span text:style-name="T3">e) </text:span>&lt;input-button&gt;Submit&lt;/input-button&gt;<text:tab/><text:span text:style-name="T3">f) </text:span>&lt;submit&gt;Submit&lt;/submit&gt;</text:p>
      <text:p text:style-name="P9"/>
      <text:p text:style-name="P9">(Send Sensitive Data)</text:p>
      <text:p text:style-name="P10">34. When form data contains sensitive information, then which method should be used?</text:p>
      <text:p text:style-name="Hanging_20_indent"><text:span text:style-name="T3">a) </text:span>Get<text:tab/><text:tab/><text:tab/><text:tab/><text:tab/><text:tab/><text:span text:style-name="T3">b) </text:span>Post</text:p>
      <text:p text:style-name="Hanging_20_indent"><text:soft-page-break/><text:span text:style-name="T3">c) </text:span>Put<text:tab/><text:tab/><text:tab/><text:tab/><text:tab/><text:tab/><text:span text:style-name="T3">d) </text:span>Out</text:p>
      <text:p text:style-name="P9"/>
      <text:p text:style-name="P9">(User Controllable Video)</text:p>
      <text:p text:style-name="P10">35. What is the correct syntax to add user controllable mp4 video to the HTML?</text:p>
      <text:p text:style-name="Hanging_20_indent"><text:span text:style-name="T3">a) </text:span>&lt;video controls&gt;&lt;source src="xyz.mp4" type="video"&gt;&lt;/video&gt;</text:p>
      <text:p text:style-name="Hanging_20_indent"><text:span text:style-name="T3">b) </text:span>&lt;video&gt;&lt;source src="xyz.mp4" type="video/mp4"&gt;&lt;/video&gt;</text:p>
      <text:p text:style-name="Hanging_20_indent"><text:span text:style-name="T3">c) </text:span>&lt;video controls&gt;&lt;source src="xyz.mp4" type="video/mp4"&gt;&lt;/video&gt;</text:p>
      <text:p text:style-name="Hanging_20_indent"><text:span text:style-name="T3">d) </text:span>all of the above</text:p>
      <text:p text:style-name="P9"/>
      <text:p text:style-name="P9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9:21:46.356324508</meta:creation-date>
    <dc:title>Coding Ninjas A4 Sheet</dc:title>
    <meta:editing-duration>PT33M50S</meta:editing-duration>
    <meta:editing-cycles>8</meta:editing-cycles>
    <meta:generator>LibreOffice/7.3.7.2$Linux_X86_64 LibreOffice_project/30$Build-2</meta:generator>
    <dc:date>2023-01-04T20:31:22.825025926</dc:date>
    <meta:document-statistic meta:table-count="0" meta:image-count="0" meta:object-count="0" meta:page-count="6" meta:paragraph-count="161" meta:word-count="1201" meta:character-count="6945" meta:non-whitespace-character-count="5690"/>
    <meta:template xlink:type="simple" xlink:actuate="onRequest" xlink:title="Coding Ninjas A4 Sheet" xlink:href="../../../../../../../../../../Templates/Coding%20Ninjas%20MCQ%20A4%20Sheet.ott" meta:date="2023-01-04T19:21:45.047895435"/>
  </office:meta>
</office:document-meta>
</file>